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Arial" fo:font-size="12pt" fo:language="es" fo:country="ES"/>
    </style:style>
    <style:style style:name="P3" style:family="paragraph" style:parent-style-name="Text_20_body">
      <style:paragraph-properties fo:text-align="justify" style:justify-single-word="false"/>
      <style:text-properties fo:color="#000000" style:font-name="Arial" fo:font-size="12pt"/>
    </style:style>
    <style:style style:name="P4" style:family="paragraph" style:parent-style-name="Text_20_body">
      <style:paragraph-properties fo:text-align="justify" style:justify-single-word="false"/>
      <style:text-properties fo:color="#000000" fo:font-size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fo:font-size="12pt" fo:language="es" fo:country="ES"/>
    </style:style>
    <style:style style:name="P6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color="#000000"/>
    </style:style>
    <style:style style:name="P7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color="#000000" fo:font-size="12pt"/>
    </style:style>
    <style:style style:name="P8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color="#000000"/>
    </style:style>
    <style:style style:name="P9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color="#000000" style:font-name="Arial" fo:font-size="12pt" fo:language="en" fo:country="US"/>
    </style:style>
    <style:style style:name="P10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color="#000000" style:font-name="Arial" fo:font-size="12pt"/>
    </style:style>
    <style:style style:name="T1" style:family="text">
      <style:text-properties fo:font-size="12pt" fo:language="es" fo:country="ES"/>
    </style:style>
    <style:style style:name="T2" style:family="text">
      <style:text-properties style:font-name="Arial"/>
    </style:style>
    <style:style style:name="T3" style:family="text">
      <style:text-properties style:font-name="Arial" fo:language="es" fo:country="ES"/>
    </style:style>
    <style:style style:name="T4" style:family="text">
      <style:text-properties style:font-name="Arial" fo:language="es" fo:country="ES" fo:font-style="italic"/>
    </style:style>
    <style:style style:name="T5" style:family="text">
      <style:text-properties style:font-name="Arial" fo:font-size="12pt"/>
    </style:style>
    <style:style style:name="T6" style:family="text">
      <style:text-properties style:font-name="Arial" fo:font-size="12pt" fo:language="es" fo:country="ES"/>
    </style:style>
    <style:style style:name="T7" style:family="text">
      <style:text-properties style:font-name="Arial" fo:font-size="12pt" fo:language="es" fo:country="ES" fo:font-style="italic"/>
    </style:style>
    <style:style style:name="T8" style:family="text">
      <style:text-properties style:font-name="Arial" fo:font-size="12pt" fo:language="en" fo:country="US"/>
    </style:style>
    <style:style style:name="T9" style:family="text">
      <style:text-properties fo:font-variant="normal" fo:text-transform="none" style:font-name="Arial"/>
    </style:style>
    <style:style style:name="T10" style:family="text">
      <style:text-properties fo:font-variant="normal" fo:text-transform="none" style:font-name="Arial" fo:language="es" fo:country="ES"/>
    </style:style>
    <style:style style:name="T11" style:family="text">
      <style:text-properties fo:font-variant="normal" fo:text-transform="none" style:font-name="Arial" fo:font-size="12pt"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lejidad.</text:p>
      <text:p text:style-name="P1"> <text:span text:style-name="T1">Tiempo de ejecución de un algoritmo.</text:span></text:p>
      <text:p text:style-name="P1"> <text:span text:style-name="T6">El </text:span><text:span text:style-name="T7">tiempo de ejecución de un algoritmo</text:span><text:span text:style-name="T6">, se refiere a la suma de los tiempos en los que el programa tarda en ejecutar una a una todas sus instrucciones, tomando en cuanta que cada instrucción requiere una unidad de tiempo, dicho tiempo se puede calcular en función de n (el numero de datos), lo que se denomina T(n)</text:span></text:p>
      <text:p text:style-name="P1"> <text:span text:style-name="T6">Si hacemos un análisis de forma directa al programa para determinar el tiempo de ejecución del mismo, debemos definir el conjunto de </text:span><text:span text:style-name="T7">operaciones primitivas</text:span><text:span text:style-name="T6">, que son independientes del lenguaje de programación que se use. Algunas de las funciones primitivas son las siguientes:</text:span></text:p>
      <text:p text:style-name="P6"> <text:span text:style-name="T6">-</text:span><text:span text:style-name="T11">       </text:span><text:span text:style-name="T6">Asignación de un valor a una variable.</text:span></text:p>
      <text:p text:style-name="P7"><text:span text:style-name="T3">-</text:span><text:span text:style-name="T10">       </text:span><text:span text:style-name="T3">Llamada a un método.</text:span></text:p>
      <text:p text:style-name="P7"><text:span text:style-name="T3">-</text:span><text:span text:style-name="T10">       </text:span><text:span text:style-name="T3">Ejecución de una operación aritmética.</text:span></text:p>
      <text:p text:style-name="P7"><text:span text:style-name="T3">-</text:span><text:span text:style-name="T10">       </text:span><text:span text:style-name="T3">Comparar dos números.</text:span></text:p>
      <text:p text:style-name="P7"><text:span text:style-name="T3">-</text:span><text:span text:style-name="T10">       </text:span><text:span text:style-name="T3">Poner índices a un arreglo.</text:span></text:p>
      <text:p text:style-name="P7"><text:span text:style-name="T3">-</text:span><text:span text:style-name="T10">       </text:span><text:span text:style-name="T3">Seguir una referencia de objeto.</text:span></text:p>
      <text:p text:style-name="P7"><text:span text:style-name="T3">-</text:span><text:span text:style-name="T10">       </text:span><text:span text:style-name="T3">Retorno de un método.</text:span></text:p>
      <text:p text:style-name="P2">En forma específica, una operación primitiva corresponde a una instrucción en el lenguaje de bajo nivel, cuyo tiempo de ejecución depende del ambiente de hardware y software, pero es constante. Ejemplo. Método que retorna el número mayor de un arreglo de n elementos.</text:p>
      <text:p text:style-name="P8"> <text:span text:style-name="T8">public int Mayor()</text:span></text:p>
      <text:p text:style-name="P9">{</text:p>
      <text:p text:style-name="P8">            <text:span text:style-name="T8">int may=arr[0];</text:span></text:p>
      <text:p text:style-name="P8">            <text:span text:style-name="T8">for(ind=1; ind&lt;arr.length; ind++)</text:span></text:p>
      <text:p text:style-name="P8">                        <text:span text:style-name="T8">if(arr[ind]&gt;may)</text:span></text:p>
      <text:p text:style-name="P8">                                   <text:span text:style-name="T8">may=arr[ind];</text:span></text:p>
      <text:p text:style-name="P8">            <text:span text:style-name="T5">return may;</text:span></text:p>
      <text:p text:style-name="P10">}</text:p>
      <text:p text:style-name="P1"> </text:p>
      <text:p text:style-name="P3">Para este ejemplo se pueden encontrar dos formulas que determinen el tiempo de ejecución, la primera representa el peor de los casos y la segunda el mejor de los casos. Para se creación se sigue el programa:</text:p>
      <text:p text:style-name="P1"><text:soft-page-break/> </text:p>
      <text:p text:style-name="P7"><text:span text:style-name="T2">-</text:span><text:span text:style-name="T9">       </text:span><text:span text:style-name="T2">La inicialización de la variable may=arr[0], corresponde a dos unidades de tiempo.</text:span></text:p>
      <text:p text:style-name="P7"><text:span text:style-name="T2">-</text:span><text:span text:style-name="T9">       </text:span><text:span text:style-name="T2">La inicialización del ciclo for agrega otra unidad de tiempo.</text:span></text:p>
      <text:p text:style-name="P7"><text:span text:style-name="T2">-</text:span><text:span text:style-name="T9">       </text:span><text:span text:style-name="T2">La condición del ciclo for se ejecuta desde 1 hasta el tamaño del arreglo lo cual agrega el número de unidades del tamaño del arreglo.</text:span></text:p>
      <text:p text:style-name="P7"><text:span text:style-name="T2">-</text:span><text:span text:style-name="T9">       </text:span><text:span text:style-name="T2">El cuerpo del ciclo for se ejecuta el tamaño del arreglo - 1 veces, para este caso el numero de operaciones del cuerpo del ciclo pueden ser 6 o 4 (condición del if dos, asignación a may dos e incremento y asignación dos) en el peor o mejor de los casos respectivamente. Por consiguiente el cuerpo del ciclo contribuye con 4(tamaño del arreglo - 1) o 6(tamaño del arreglo - 1) unidades de tiempo.</text:span></text:p>
      <text:p text:style-name="P7"><text:span text:style-name="T2">-</text:span><text:span text:style-name="T9">       </text:span><text:span text:style-name="T2">Y el retorno de may aporta una unidad de tiempo.</text:span></text:p>
      <text:p text:style-name="P1"> </text:p>
      <text:p text:style-name="P3">Con todo lo anterior se logra obtener las siguientes formulas (tamaño del arreglo o arr.length se cambian por n):</text:p>
      <text:p text:style-name="P1"> </text:p>
      <text:p text:style-name="P1">            <text:span text:style-name="T6">T(n) = 2+1+8(n-1)+2+1 = 8n-2                Peor de los casos.</text:span></text:p>
      <text:p text:style-name="P1"> </text:p>
      <text:p text:style-name="P1">            <text:span text:style-name="T6">T(n) = 2+1+6(n-1)+2+1 = 6n                 Mejor de los casos.</text:span></text:p>
      <text:p text:style-name="P1"> </text:p>
      <text:p text:style-name="P4"><text:span text:style-name="T4">Ejercicio.</text:span> <text:span text:style-name="T3">Determinar el tiempo de ejecución del método que se encarga de asignar de forma aleatoria los elementos a un arreglo de n elementos enteros.</text:span></text:p>
      <text:p text:style-name="P1"> </text:p>
      <text:p text:style-name="P4"><text:bookmark text:name="OLE_LINK2"/><text:bookmark text:name="OLE_LINK1"/><text:span text:style-name="T4">Ejercicio.</text:span> <text:span text:style-name="T3">Determina el tiempo de ejecución del método que se encarga de contar los elementos pares de un arreglo de n elementos enteros y retorna el resultado.</text:span></text:p>
      <text:p text:style-name="P1"> </text:p>
      <text:p text:style-name="P4"><text:span text:style-name="T4">Ejercicio.</text:span> <text:span text:style-name="T3">Determinar el tiempo de ejecución del método que se encarga de calcular el factorial de un número y retorna el resultado.</text:span></text:p>
      <text:p text:style-name="Text_20_body"><text:bookmark text:name="TOC-Complejidad-en-espacio.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2:07:16.105771648</meta:creation-date>
    <dc:date>2018-09-03T12:07:39.382315206</dc:date>
    <meta:editing-duration>PT23S</meta:editing-duration>
    <meta:editing-cycles>1</meta:editing-cycles>
    <meta:document-statistic meta:table-count="0" meta:image-count="0" meta:object-count="0" meta:page-count="2" meta:paragraph-count="40" meta:word-count="488" meta:character-count="3045" meta:non-whitespace-character-count="2354"/>
    <meta:generator>LibreOffice/5.1.6.2$Linux_X86_64 LibreOffice_project/10m0$Build-2</meta:generator>
  </office:meta>
</office:document-meta>
</file>